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fill="solid" draw:fill-color="#58a4f3" draw:textarea-horizontal-align="justify" draw:textarea-vertical-align="middle" draw:auto-grow-height="false" fo:min-height="1.75cm" fo:min-width="4.5cm"/>
      <style:paragraph-properties style:writing-mode="lr-tb"/>
    </style:style>
    <style:style style:name="gr2" style:family="graphic" style:parent-style-name="standard">
      <style:graphic-properties draw:fill="solid" draw:fill-color="#58a4f3" draw:textarea-horizontal-align="justify" draw:textarea-vertical-align="middle" draw:auto-grow-height="false" fo:min-height="1.75cm" fo:min-width="3.25cm"/>
      <style:paragraph-properties style:writing-mode="lr-tb"/>
    </style:style>
    <style:style style:name="gr3" style:family="graphic" style:parent-style-name="standard">
      <style:graphic-properties draw:fill="solid" draw:fill-color="#58a4f3"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draw:fill="solid" draw:fill-color="#58a4f3" draw:textarea-horizontal-align="justify" draw:textarea-vertical-align="middle" draw:auto-grow-height="false" fo:min-height="1.75cm" fo:min-width="3cm"/>
      <style:paragraph-properties style:writing-mode="lr-tb"/>
    </style:style>
    <style:style style:name="gr5" style:family="graphic" style:parent-style-name="standard">
      <style:graphic-properties draw:fill="solid" draw:fill-color="#8e86ae" draw:textarea-horizontal-align="justify" draw:textarea-vertical-align="middle" draw:auto-grow-height="false" fo:min-height="2cm" fo:min-width="1.876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800080" draw:textarea-horizontal-align="justify" draw:textarea-vertical-align="middle" draw:auto-grow-height="false" fo:min-height="1.75cm" fo:min-width="3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253cm"/>
      <style:paragraph-properties style:writing-mode="lr-tb"/>
    </style:style>
    <style:style style:name="gr11" style:family="graphic" style:parent-style-name="standard">
      <style:graphic-properties draw:fill="solid" draw:fill-color="#58a4f3" draw:textarea-horizontal-align="justify" draw:textarea-vertical-align="middle" draw:auto-grow-height="false" fo:min-height="1.75cm" fo:min-width="2.75cm"/>
      <style:paragraph-properties style:writing-mode="lr-tb"/>
    </style:style>
    <style:style style:name="gr12" style:family="graphic" style:parent-style-name="standard">
      <style:graphic-properties draw:fill="solid" draw:fill-color="#58a4f3" draw:textarea-horizontal-align="justify" draw:textarea-vertical-align="middle" draw:auto-grow-height="false" fo:min-height="1.75cm" fo:min-width="2.25cm"/>
      <style:paragraph-properties style:writing-mode="lr-tb"/>
    </style:style>
    <style:style style:name="gr13" style:family="graphic" style:parent-style-name="objectwithoutfill">
      <style:graphic-properties svg:stroke-width="0.1cm" svg:stroke-color="#729fcf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15cm"/>
      <style:paragraph-properties style:writing-mode="lr-tb"/>
    </style:style>
    <style:style style:name="gr15" style:family="graphic" style:parent-style-name="standard">
      <style:graphic-properties draw:fill="solid" draw:fill-color="#58a4f3" draw:textarea-horizontal-align="justify" draw:textarea-vertical-align="middle" draw:auto-grow-height="false" fo:min-height="1cm" fo:min-width="2.5cm"/>
      <style:paragraph-properties style:writing-mode="lr-tb"/>
    </style:style>
    <style:style style:name="gr16" style:family="graphic" style:parent-style-name="standard">
      <style:graphic-properties draw:fill="solid" draw:fill-color="#58a4f3" draw:textarea-horizontal-align="justify" draw:textarea-vertical-align="middle" draw:auto-grow-height="false" fo:min-height="1cm" fo:min-width="0.5cm"/>
      <style:paragraph-properties style:writing-mode="lr-tb"/>
    </style:style>
    <style:style style:name="gr17" style:family="graphic" style:parent-style-name="standard">
      <style:graphic-properties draw:fill="solid" draw:fill-color="#58a4f3" draw:textarea-horizontal-align="justify" draw:textarea-vertical-align="middle" draw:auto-grow-height="false" fo:min-height="1cm" fo:min-width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58a4f3"/>
      <style:paragraph-properties fo:text-align="center" style:writing-mode="lr-tb"/>
    </style:style>
    <style:style style:name="P3" style:family="paragraph">
      <loext:graphic-properties draw:fill="solid" draw:fill-color="#8e86a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00080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2cm" svg:x="13.5cm" svg:y="2cm">
          <text:p text:style-name="P1">Page d’accueil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2" draw:layer="layout" svg:width="3.75cm" svg:height="2cm" svg:x="1cm" svg:y="5.5cm">
          <text:p text:style-name="P1">Les marque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3" draw:text-style-name="P2" draw:layer="layout" svg:width="4cm" svg:height="2cm" svg:x="6cm" svg:y="5.5cm">
          <text:p text:style-name="P1">Photos des</text:p>
          <text:p text:style-name="P1">réalisations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2" draw:layer="layout" svg:width="3.75cm" svg:height="2cm" svg:x="11.25cm" svg:y="5.5cm">
          <text:p text:style-name="P1">Tarifs des</text:p>
          <text:p text:style-name="P1">prestation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2" draw:text-style-name="P2" draw:layer="layout" svg:width="3.75cm" svg:height="2cm" svg:x="16.2cm" svg:y="5.474cm">
          <text:p text:style-name="P1">Les</text:p>
          <text:p text:style-name="P1">coordonnée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4" draw:text-style-name="P2" draw:layer="layout" svg:width="3.5cm" svg:height="2cm" svg:x="20.75cm" svg:y="5.5cm">
          <text:p text:style-name="P1">Lien</text:p>
          <text:p text:style-name="P1">Instagram </text:p>
          <text:p text:style-name="P1"/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5" draw:text-style-name="P3" draw:layer="layout" svg:width="4.75cm" svg:height="4.5cm" svg:x="16.25cm" svg:y="9cm">
          <text:p text:style-name="P1">Appel</text:p>
          <text:p text:style-name="P1">téléphonique</text:p>
          <draw:enhanced-geometry svg:viewBox="0 0 21600 21600" draw:extrusion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3cm" svg:y1="4.5cm" svg:x2="27cm" svg:y2="4.5cm">
          <text:p/>
        </draw:line>
        <draw:line draw:style-name="gr6" draw:text-style-name="P4" draw:layer="layout" svg:x1="3cm" svg:y1="5cm" svg:x2="3cm" svg:y2="4.5cm">
          <text:p/>
        </draw:line>
        <draw:line draw:style-name="gr6" draw:text-style-name="P4" draw:layer="layout" svg:x1="8.5cm" svg:y1="5cm" svg:x2="8.5cm" svg:y2="4.5cm">
          <text:p/>
        </draw:line>
        <draw:line draw:style-name="gr6" draw:text-style-name="P4" draw:layer="layout" svg:x1="13.5cm" svg:y1="5cm" svg:x2="13.5cm" svg:y2="4.5cm">
          <text:p/>
        </draw:line>
        <draw:line draw:style-name="gr6" draw:text-style-name="P4" draw:layer="layout" svg:x1="18.5cm" svg:y1="5cm" svg:x2="18.5cm" svg:y2="4.5cm">
          <text:p/>
        </draw:line>
        <draw:line draw:style-name="gr6" draw:text-style-name="P4" draw:layer="layout" svg:x1="22.75cm" svg:y1="5cm" svg:x2="22.75cm" svg:y2="4.5cm">
          <text:p/>
        </draw:line>
        <draw:line draw:style-name="gr6" draw:text-style-name="P4" draw:layer="layout" svg:x1="18.5cm" svg:y1="7.25cm" svg:x2="18.5cm" svg:y2="9.25cm">
          <text:p/>
        </draw:line>
        <draw:line draw:style-name="gr7" draw:text-style-name="P4" draw:layer="layout" svg:x1="1cm" svg:y1="15cm" svg:x2="28.7cm" svg:y2="15cm">
          <text:p/>
        </draw:line>
        <draw:line draw:style-name="gr6" draw:text-style-name="P4" draw:layer="layout" svg:x1="22.5cm" svg:y1="7.25cm" svg:x2="22.5cm" svg:y2="13cm">
          <text:p/>
        </draw:line>
        <draw:custom-shape draw:style-name="gr8" draw:text-style-name="P5" draw:layer="layout" svg:width="3.75cm" svg:height="2cm" svg:x="19.25cm" svg:y="17.5cm">
          <text:p text:style-name="P1">Site externe</text:p>
          <text:p text:style-name="P1"><text:s/>Instagram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8" draw:text-style-name="P5" draw:layer="layout" svg:width="3.75cm" svg:height="2cm" svg:x="24.25cm" svg:y="17.5cm">
          <text:p text:style-name="P1">Site externe</text:p>
          <text:p text:style-name="P1">facebook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line draw:style-name="gr6" draw:text-style-name="P4" draw:layer="layout" svg:x1="21.25cm" svg:y1="17cm" svg:x2="21.25cm" svg:y2="13cm">
          <text:p/>
        </draw:line>
        <draw:line draw:style-name="gr6" draw:text-style-name="P4" draw:layer="layout" svg:x1="26.5cm" svg:y1="17cm" svg:x2="26.5cm" svg:y2="13cm">
          <text:p/>
        </draw:line>
        <draw:line draw:style-name="gr6" draw:text-style-name="P4" draw:layer="layout" svg:x1="26.5cm" svg:y1="7.5cm" svg:x2="26.5cm" svg:y2="13cm">
          <text:p/>
        </draw:line>
        <draw:frame draw:style-name="gr9" draw:text-style-name="P6" draw:layer="layout" svg:width="5.764cm" svg:height="1.119cm" svg:x="1.5cm" svg:y="16cm">
          <draw:text-box>
            <text:p><text:span text:style-name="T1">Sites externes</text:span></text:p>
          </draw:text-box>
        </draw:frame>
        <draw:line draw:style-name="gr6" draw:text-style-name="P4" draw:layer="layout" svg:x1="16cm" svg:y1="4.5cm" svg:x2="16cm" svg:y2="4cm">
          <text:p/>
        </draw:line>
        <draw:frame draw:style-name="gr10" draw:text-style-name="P6" draw:layer="layout" svg:width="8.753cm" svg:height="1.038cm" svg:x="2cm" svg:y="1.5cm">
          <draw:text-box>
            <text:p><text:span text:style-name="T2">Utilisateur non connecté</text:span></text:p>
          </draw:text-box>
        </draw:frame>
        <draw:custom-shape draw:style-name="gr11" draw:text-style-name="P2" draw:layer="layout" svg:width="3.25cm" svg:height="2cm" svg:x="25cm" svg:y="5.5cm">
          <text:p text:style-name="P1">Lien </text:p>
          <text:p text:style-name="P1"><text:s/>Facebook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line draw:style-name="gr6" draw:text-style-name="P4" draw:layer="layout" svg:x1="27cm" svg:y1="5cm" svg:x2="27cm" svg:y2="4.5cm">
          <text:p/>
        </draw:line>
        <draw:line draw:style-name="gr6" draw:text-style-name="P4" draw:layer="layout" svg:x1="21.25cm" svg:y1="13cm" svg:x2="22.5cm" svg:y2="13cm">
          <text:p/>
        </draw:line>
      </draw:page>
      <draw:page draw:name="page2" draw:style-name="dp1" draw:master-page-name="Standard">
        <draw:custom-shape draw:style-name="gr1" draw:text-style-name="P2" draw:layer="layout" svg:width="5cm" svg:height="2cm" svg:x="12.25cm" svg:y="2.5cm">
          <text:p text:style-name="P1">Page de login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2" draw:layer="layout" svg:width="5cm" svg:height="2cm" svg:x="12.25cm" svg:y="6.75cm">
          <text:p text:style-name="P1">Page d’accueil </text:p>
          <text:p text:style-name="P1">d’administration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2" draw:text-style-name="P2" draw:layer="layout" svg:width="2.75cm" svg:height="2cm" svg:x="1cm" svg:y="11cm">
          <text:p text:style-name="P1">Aide</text:p>
          <draw:enhanced-geometry svg:viewBox="0 0 21600 21600" draw:extrusion="true" draw:type="rectangle" draw:enhanced-path="M 0 0 L 21600 0 21600 21600 0 21600 0 0 Z N"/>
        </draw:custom-shape>
        <draw:custom-shape draw:style-name="gr12" draw:text-style-name="P2" draw:layer="layout" svg:width="2.75cm" svg:height="2cm" svg:x="6.25cm" svg:y="11cm">
          <text:p text:style-name="P1">Prestation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2" draw:text-style-name="P2" draw:layer="layout" svg:width="2.75cm" svg:height="2cm" svg:x="10.75cm" svg:y="11cm">
          <text:p text:style-name="P1">Information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line draw:style-name="gr13" draw:text-style-name="P4" draw:layer="layout" svg:x1="1cm" svg:y1="5.5cm" svg:x2="28.7cm" svg:y2="5.5cm">
          <text:p/>
        </draw:line>
        <draw:line draw:style-name="gr6" draw:text-style-name="P4" draw:layer="layout" svg:x1="15cm" svg:y1="4.5cm" svg:x2="15cm" svg:y2="6.5cm">
          <text:p/>
        </draw:line>
        <draw:line draw:style-name="gr6" draw:text-style-name="P4" draw:layer="layout" svg:x1="26.5cm" svg:y1="10cm" svg:x2="26.5cm" svg:y2="16.5cm">
          <text:p/>
        </draw:line>
        <draw:line draw:style-name="gr6" draw:text-style-name="P4" draw:layer="layout" svg:x1="15cm" svg:y1="10cm" svg:x2="15cm" svg:y2="8.75cm">
          <text:p/>
        </draw:line>
        <draw:line draw:style-name="gr6" draw:text-style-name="P4" draw:layer="layout" svg:x1="9cm" svg:y1="14.25cm" svg:x2="9cm" svg:y2="14cm">
          <text:p/>
        </draw:line>
        <draw:line draw:style-name="gr6" draw:text-style-name="P4" draw:layer="layout" svg:x1="3cm" svg:y1="10cm" svg:x2="26.5cm" svg:y2="10cm">
          <text:p/>
        </draw:line>
        <draw:frame draw:style-name="gr10" draw:text-style-name="P6" draw:layer="layout" svg:width="8.753cm" svg:height="1.038cm" svg:x="1.5cm" svg:y="1.712cm">
          <draw:text-box>
            <text:p><text:span text:style-name="T2">Utilisateur non connecté</text:span></text:p>
          </draw:text-box>
        </draw:frame>
        <draw:frame draw:style-name="gr14" draw:text-style-name="P6" draw:layer="layout" svg:width="10.315cm" svg:height="2.384cm" svg:x="1.25cm" svg:y="5.827cm">
          <draw:text-box>
            <text:p><text:span text:style-name="T3">Utilisateur connecté en tant <text:s/>que</text:span></text:p>
            <text:p><text:span text:style-name="T3">« ROLE_ADMIN » ou </text:span></text:p>
            <text:p><text:span text:style-name="T3">« ROLE_SUPER_ADMIN »</text:span></text:p>
          </draw:text-box>
        </draw:frame>
        <draw:custom-shape draw:style-name="gr12" draw:text-style-name="P2" draw:layer="layout" svg:width="2.75cm" svg:height="2cm" svg:x="15.462cm" svg:y="11cm">
          <text:p text:style-name="P1">Horaire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5" draw:text-style-name="P2" draw:layer="layout" svg:width="3cm" svg:height="1.25cm" svg:x="24.5cm" svg:y="17cm">
          <text:p text:style-name="P1">Comptes</text:p>
          <text:p text:style-name="P1">utilisateur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line draw:style-name="gr6" draw:text-style-name="P4" draw:layer="layout" svg:x1="3cm" svg:y1="10.5cm" svg:x2="3cm" svg:y2="10cm">
          <text:p/>
        </draw:line>
        <draw:line draw:style-name="gr6" draw:text-style-name="P4" draw:layer="layout" svg:x1="8cm" svg:y1="10.5cm" svg:x2="8cm" svg:y2="10cm">
          <text:p/>
        </draw:line>
        <draw:line draw:style-name="gr6" draw:text-style-name="P4" draw:layer="layout" svg:x1="12.25cm" svg:y1="10.5cm" svg:x2="12.25cm" svg:y2="10cm">
          <text:p/>
        </draw:line>
        <draw:line draw:style-name="gr6" draw:text-style-name="P4" draw:layer="layout" svg:x1="15.75cm" svg:y1="14.5cm" svg:x2="15.75cm" svg:y2="14cm">
          <text:p/>
        </draw:line>
        <draw:line draw:style-name="gr6" draw:text-style-name="P4" draw:layer="layout" svg:x1="21.5cm" svg:y1="10.5cm" svg:x2="21.5cm" svg:y2="10cm">
          <text:p/>
        </draw:line>
        <draw:custom-shape draw:style-name="gr12" draw:text-style-name="P2" draw:layer="layout" svg:width="2.75cm" svg:height="2cm" svg:x="20cm" svg:y="11cm">
          <text:p text:style-name="P1">Image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line draw:style-name="gr6" draw:text-style-name="P4" draw:layer="layout" svg:x1="17cm" svg:y1="10.5cm" svg:x2="17cm" svg:y2="10cm">
          <text:p/>
        </draw:line>
        <draw:custom-shape draw:style-name="gr16" draw:text-style-name="P2" draw:layer="layout" svg:width="1cm" svg:height="1.25cm" svg:x="5.75cm" svg:y="14.75cm">
          <text:p text:style-name="P1">M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7cm" svg:y="14.75cm">
          <text:p text:style-name="P1">A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8.25cm" svg:y="14.75cm">
          <text:p text:style-name="P1">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23.75cm" svg:y="18.75cm">
          <text:p text:style-name="P1">M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10.5cm" svg:y="14.75cm">
          <text:p text:style-name="P1">M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11.75cm" svg:y="14.75cm">
          <text:p text:style-name="P1">A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13cm" svg:y="14.75cm">
          <text:p text:style-name="P1">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7" draw:text-style-name="P2" draw:layer="layout" svg:width="2.25cm" svg:height="1.25cm" svg:x="1.25cm" svg:y="14.75cm">
          <text:p text:style-name="P1">Aide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15.25cm" svg:y="14.75cm">
          <text:p text:style-name="P1">M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16.5cm" svg:y="14.75cm">
          <text:p text:style-name="P1">A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17.75cm" svg:y="14.75cm">
          <text:p text:style-name="P1">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19.75cm" svg:y="14.75cm">
          <text:p text:style-name="P1">M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21cm" svg:y="14.75cm">
          <text:p text:style-name="P1">A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custom-shape draw:style-name="gr16" draw:text-style-name="P2" draw:layer="layout" svg:width="1cm" svg:height="1.25cm" svg:x="22.25cm" svg:y="14.75cm">
          <text:p text:style-name="P1">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line draw:style-name="gr6" draw:text-style-name="P4" draw:layer="layout" svg:x1="12.25cm" svg:y1="14.25cm" svg:x2="12.25cm" svg:y2="13cm">
          <text:p/>
        </draw:line>
        <draw:line draw:style-name="gr6" draw:text-style-name="P4" draw:layer="layout" svg:x1="17cm" svg:y1="13cm" svg:x2="17cm" svg:y2="14.25cm">
          <text:p/>
        </draw:line>
        <draw:line draw:style-name="gr6" draw:text-style-name="P4" draw:layer="layout" svg:x1="2.25cm" svg:y1="13cm" svg:x2="2.25cm" svg:y2="14.5cm">
          <text:p/>
        </draw:line>
        <draw:line draw:style-name="gr6" draw:text-style-name="P4" draw:layer="layout" svg:x1="7.75cm" svg:y1="13cm" svg:x2="7.75cm" svg:y2="14.25cm">
          <text:p/>
        </draw:line>
        <draw:line draw:style-name="gr6" draw:text-style-name="P4" draw:layer="layout" svg:x1="11.25cm" svg:y1="14cm" svg:x2="13.75cm" svg:y2="14cm">
          <text:p/>
        </draw:line>
        <draw:line draw:style-name="gr6" draw:text-style-name="P4" draw:layer="layout" svg:x1="6.5cm" svg:y1="14cm" svg:x2="9cm" svg:y2="14cm">
          <text:p/>
        </draw:line>
        <draw:line draw:style-name="gr6" draw:text-style-name="P4" draw:layer="layout" svg:x1="15.75cm" svg:y1="14cm" svg:x2="18.25cm" svg:y2="14cm">
          <text:p/>
        </draw:line>
        <draw:line draw:style-name="gr6" draw:text-style-name="P4" draw:layer="layout" svg:x1="25cm" svg:y1="18.75cm" svg:x2="26.75cm" svg:y2="18.75cm">
          <text:p/>
        </draw:line>
        <draw:line draw:style-name="gr6" draw:text-style-name="P4" draw:layer="layout" svg:x1="20.5cm" svg:y1="14cm" svg:x2="23cm" svg:y2="14cm">
          <text:p/>
        </draw:line>
        <draw:line draw:style-name="gr6" draw:text-style-name="P4" draw:layer="layout" svg:x1="18.25cm" svg:y1="14.25cm" svg:x2="18.25cm" svg:y2="14cm">
          <text:p/>
        </draw:line>
        <draw:line draw:style-name="gr6" draw:text-style-name="P4" draw:layer="layout" svg:x1="20.5cm" svg:y1="14.5cm" svg:x2="20.5cm" svg:y2="14cm">
          <text:p/>
        </draw:line>
        <draw:line draw:style-name="gr6" draw:text-style-name="P4" draw:layer="layout" svg:x1="13.75cm" svg:y1="14.25cm" svg:x2="13.75cm" svg:y2="14cm">
          <text:p/>
        </draw:line>
        <draw:line draw:style-name="gr6" draw:text-style-name="P4" draw:layer="layout" svg:x1="26cm" svg:y1="18.75cm" svg:x2="26cm" svg:y2="18.25cm">
          <text:p/>
        </draw:line>
        <draw:line draw:style-name="gr6" draw:text-style-name="P4" draw:layer="layout" svg:x1="23cm" svg:y1="14.5cm" svg:x2="23cm" svg:y2="14cm">
          <text:p/>
        </draw:line>
        <draw:line draw:style-name="gr6" draw:text-style-name="P4" draw:layer="layout" svg:x1="11.25cm" svg:y1="14.25cm" svg:x2="11.25cm" svg:y2="14cm">
          <text:p/>
        </draw:line>
        <draw:line draw:style-name="gr6" draw:text-style-name="P4" draw:layer="layout" svg:x1="6.5cm" svg:y1="14.25cm" svg:x2="6.5cm" svg:y2="14cm">
          <text:p/>
        </draw:line>
        <draw:line draw:style-name="gr13" draw:text-style-name="P4" draw:layer="layout" svg:x1="1cm" svg:y1="16.25cm" svg:x2="28.7cm" svg:y2="16.25cm">
          <text:p/>
        </draw:line>
        <draw:custom-shape draw:style-name="gr16" draw:text-style-name="P2" draw:layer="layout" svg:width="1cm" svg:height="1.25cm" svg:x="26.75cm" svg:y="18.75cm">
          <text:p text:style-name="P1">S</text:p>
          <draw:enhanced-geometry svg:viewBox="0 0 21600 21600" draw:mirror-horizontal="false" draw:mirror-vertical="false" draw:extrusion="true" draw:type="rectangle" draw:enhanced-path="M 0 0 L 21600 0 21600 21600 0 21600 0 0 Z N"/>
        </draw:custom-shape>
        <draw:line draw:style-name="gr6" draw:text-style-name="P4" draw:layer="layout" svg:x1="21.75cm" svg:y1="12.75cm" svg:x2="21.75cm" svg:y2="14.25cm">
          <text:p/>
        </draw:line>
        <draw:frame draw:style-name="gr18" draw:text-style-name="P7" draw:layer="layout" svg:width="4.38cm" svg:height="3.095cm" svg:x="23.25cm" svg:y="6.405cm">
          <draw:text-box>
            <text:p>M : Modifier</text:p>
            <text:p>A  : Ajouter</text:p>
            <text:p>S : Supprimer</text:p>
            <text:p/>
          </draw:text-box>
        </draw:frame>
        <draw:frame draw:style-name="gr19" draw:text-style-name="P8" draw:layer="layout" svg:width="11.25cm" svg:height="1.825cm" svg:x="1.5cm" svg:y="16.425cm">
          <draw:text-box>
            <text:p><text:span text:style-name="T3">Utilisateur connecté en tant que « ROLE_SUPER_ADMIN »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8T07:58:22.735000000</dc:date>
    <meta:editing-duration>PT23M25S</meta:editing-duration>
    <meta:editing-cycles>22</meta:editing-cycles>
    <meta:generator>LibreOffice/7.1.4.2$Windows_X86_64 LibreOffice_project/a529a4fab45b75fefc5b6226684193eb000654f6</meta:generator>
    <meta:document-statistic meta:object-count="84"/>
  </office:meta>
</office:document-meta>
</file>